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gue</text:p>
      <text:p text:style-name="P2"/>
      <text:p text:style-name="P2"><text:s text:c="3"/></text:p>
      <text:p text:style-name="P2"><text:s text:c="4"/>In search fo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Glen</meta:initial-creator>
    <meta:creation-date>2015-10-14T15:43:49.43</meta:creation-date>
    <dc:date>2016-02-05T15:24:32.09</dc:date>
    <dc:creator>Peter Glen</dc:creator>
    <meta:editing-duration>PT1H13M24S</meta:editing-duration>
    <meta:editing-cycles>45</meta:editing-cycles>
    <meta:generator>OpenOffice/4.1.1$Win32 OpenOffice.org_project/411m6$Build-9775</meta:generator>
    <meta:document-statistic meta:table-count="0" meta:image-count="0" meta:object-count="0" meta:page-count="1" meta:paragraph-count="3" meta:word-count="4" meta:character-count="26"/>
  </office:meta>
</office:document-meta>
</file>